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16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Unnikrishnan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N V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12/12/1987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current-selected="true" text:value="female"/><text:label text:value="male"/>fe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Naduchira veedu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Punnamada
Avalukkunnu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6-01-16T08:04:00</dc:date>
    <meta:editing-cycles>10</meta:editing-cycles>
    <meta:editing-duration>PT15M</meta:editing-duration>
    <meta:document-statistic meta:table-count="4" meta:image-count="0" meta:object-count="0" meta:page-count="1" meta:paragraph-count="42" meta:word-count="83" meta:character-count="401"/>
    <meta:generator>OpenOffice/4.1.3$Win32 OpenOffice.org_project/413m1$Build-9783</meta:generator>
  </office:meta>
</office:document-meta>
</file>